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1"/>
        <table:table-column table:style-name="co1" table:default-cell-style-name="ce7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Tackles</text:p>
          </table:table-cell>
          <table:table-cell table:style-name="ce2" office:value-type="string" calcext:value-type="string">
            <text:p>Inter</text:p>
          </table:table-cell>
          <table:table-cell table:style-name="ce2" office:value-type="string" calcext:value-type="string">
            <text:p>Fouls</text:p>
          </table:table-cell>
          <table:table-cell table:style-name="ce2" office:value-type="string" calcext:value-type="string">
            <text:p>Offsides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Drb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OwnG</text:p>
          </table:table-cell>
          <table:table-cell table:style-name="ce2" office:value-type="string" calcext:value-type="string">
            <text:p>Rating</text:p>
          </table:table-cell>
          <table:table-cell table:style-name="Default"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1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8</text:p>
          </table:table-cell>
          <table:table-cell table:formula="of:=RIGHT([.A2];LEN([.A2])-1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4651/Show/Romarinho" xlink:type="simple">2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7</text:p>
          </table:table-cell>
          <table:table-cell table:formula="of:=RIGHT([.A3];LEN([.A3])-1)" office:value-type="string" office:string-value="RomarinhoFortaleza, 28, AM(CLR),FW" calcext:value-type="string">
            <text:p>RomarinhoFortaleza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3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table:formula="of:=RIGHT([.A4];LEN([.A4])-1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39173/Show/Murilo" xlink:type="simple">4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table:formula="of:=RIGHT([.A5];LEN([.A5])-1)" office:value-type="string" office:string-value="MuriloPalmeiras, 25, D(C),DMC" calcext:value-type="string">
            <text:p>MuriloPalmeiras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64161/Show/Luan-Cândido" xlink:type="simple">5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3</text:p>
          </table:table-cell>
          <table:table-cell table:formula="of:=RIGHT([.A6];LEN([.A6])-1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6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7];LEN([.A7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9463/Show/Willian" xlink:type="simple">7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8];LEN([.A8])-1)" office:value-type="string" office:string-value="WillianCorinthians, 34, AM(CLR)" calcext:value-type="string">
            <text:p>WillianCorinthians, 34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8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3</text:p>
          </table:table-cell>
          <table:table-cell table:formula="of:=RIGHT([.A9];LEN([.A9])-1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9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3</text:p>
          </table:table-cell>
          <table:table-cell table:formula="of:=RIGHT([.A10];LEN([.A10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10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2</text:p>
          </table:table-cell>
          <table:table-cell table:formula="of:=RIGHT([.A11];LEN([.A11])-2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1">
          <table:table-cell table:style-name="Default" table:number-columns-repeated="13"/>
          <table:table-cell table:formula="of:=RIGHT([.A12];LEN([.A12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13];LEN([.A13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03383/Show/Gustavo-Gómez" xlink:type="simple">11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14];LEN([.A1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49561/Show/Pedro-Henrique" xlink:type="simple">12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5</text:p>
          </table:table-cell>
          <table:table-cell table:formula="of:=RIGHT([.A15];LEN([.A15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13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5</text:p>
          </table:table-cell>
          <table:table-cell table:formula="of:=RIGHT([.A16];LEN([.A16])-2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5">
          <table:table-cell office:value-type="string" calcext:value-type="string">
            <text:p><text:a xlink:href="https://1xbet.whoscored.com/Players/309573/Show/Tadeu" xlink:type="simple">14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17];LEN([.A17])-2)" office:value-type="string" office:string-value="TadeuGoias, 30, GK" calcext:value-type="string">
            <text:p>TadeuGoias, 30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0237/Show/Ganso" xlink:type="simple">15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18];LEN([.A18])-2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16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19];LEN([.A19])-2)" office:value-type="string" office:string-value="Éder FerreiraAmerica MG, 27, D(C)" calcext:value-type="string">
            <text:p>Éder FerreiraAmerica MG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2/Show/Diego" xlink:type="simple">17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  <table:table-cell table:formula="of:=RIGHT([.A20];LEN([.A20])-2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8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1</text:p>
          </table:table-cell>
          <table:table-cell table:formula="of:=RIGHT([.A21];LEN([.A21])-2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9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1</text:p>
          </table:table-cell>
          <table:table-cell table:formula="of:=RIGHT([.A22];LEN([.A22])-2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2023/Show/Weverton" xlink:type="simple">20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3];LEN([.A23])-2)" office:value-type="string" office:string-value="WevertonPalmeiras, 34, GK" calcext:value-type="string">
            <text:p>WevertonPalmeiras, 34, GK</text:p>
          </table:table-cell>
        </table:table-row>
        <table:table-row table:style-name="ro1">
          <table:table-cell table:style-name="Default" table:number-columns-repeated="13"/>
          <table:table-cell table:formula="of:=RIGHT([.A24];LEN([.A24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25];LEN([.A25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14105/Show/Renê" xlink:type="simple">21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6];LEN([.A26])-2)" office:value-type="string" office:string-value="RenêInternacional, 29, D(L)" calcext:value-type="string">
            <text:p>RenêInternacional, 29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3/Show/Igor-Paixão" xlink:type="simple">22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7];LEN([.A27])-2)" office:value-type="string" office:string-value="Igor PaixãoCoritiba, 22, AM(L)" calcext:value-type="string">
            <text:p>Igor PaixãoCoritiba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8];LEN([.A28])-2)" office:value-type="string" office:string-value="Roberto FernándezBotafogo RJ, 34, GK" calcext:value-type="string">
            <text:p>Roberto FernándezBotafogo RJ, 3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46665/Show/Jorginho" xlink:type="simple">24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29];LEN([.A29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23/Show/Nino" xlink:type="simple">2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0];LEN([.A30])-2)" office:value-type="string" office:string-value="NinoFluminense, 25, D(C)" calcext:value-type="string">
            <text:p>NinoFluminense, 25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302/Show/Artur" xlink:type="simple">26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1];LEN([.A31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27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2];LEN([.A32])-2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2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3];LEN([.A33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29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4];LEN([.A34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0462/Show/Walter" xlink:type="simple">30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35];LEN([.A35])-2)" office:value-type="string" office:string-value="WalterCuiaba, 34, GK" calcext:value-type="string">
            <text:p>WalterCuiaba, 34, GK</text:p>
          </table:table-cell>
        </table:table-row>
        <table:table-row table:style-name="ro1">
          <table:table-cell table:style-name="Default" table:number-columns-repeated="13"/>
          <table:table-cell table:formula="of:=RIGHT([.A36];LEN([.A36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75752/Show/Dudu" xlink:type="simple">31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37];LEN([.A37])-2)" office:value-type="string" office:string-value="DuduPalmeiras, 30, AM(CLR),FW" calcext:value-type="string">
            <text:p>DuduPalmeiras, 30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7157/Show/Vitor-Roque" xlink:type="simple">32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38];LEN([.A38])-2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88/Show/Marllon" xlink:type="simple">33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39];LEN([.A39])-2)" office:value-type="string" office:string-value="MarllonCuiaba, 30, D(C)" calcext:value-type="string">
            <text:p>MarllonCuiaba, 30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766/Show/Vitão" xlink:type="simple">34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40];LEN([.A40])-2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35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41];LEN([.A41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9407/Show/Messias" xlink:type="simple">36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42];LEN([.A42])-2)" office:value-type="string" office:string-value="MessiasCeara, 27, D(C)" calcext:value-type="string">
            <text:p>MessiasCeara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26506/Show/Robson" xlink:type="simple">37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43];LEN([.A43])-2)" office:value-type="string" office:string-value="RobsonFortaleza, 31, AM(LR),FW" calcext:value-type="string">
            <text:p>RobsonFortaleza, 31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4/Show/Erison" xlink:type="simple">38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44];LEN([.A44])-2)" office:value-type="string" office:string-value="ErisonBotafogo RJ, 23, FW" calcext:value-type="string">
            <text:p>ErisonBotafogo RJ, 23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85/Show/André" xlink:type="simple">39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45];LEN([.A45])-2)" office:value-type="string" office:string-value="AndréFluminense, 21, DMC" calcext:value-type="string">
            <text:p>AndréFluminense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931/Show/Maicon" xlink:type="simple">40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46];LEN([.A46])-2)" office:value-type="string" office:string-value="MaiconSantos FC, 33, D(C)" calcext:value-type="string">
            <text:p>MaiconSantos FC, 33, D(C)</text:p>
          </table:table-cell>
        </table:table-row>
        <table:table-row table:style-name="ro1">
          <table:table-cell table:style-name="Default" table:number-columns-repeated="13"/>
          <table:table-cell table:formula="of:=RIGHT([.A47];LEN([.A47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4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48];LEN([.A48])-2)" office:value-type="string" office:string-value="Felipe JonatanSantos FC, 24, D(L),M(CL)" calcext:value-type="string">
            <text:p>Felipe JonatanSantos FC, 24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4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49];LEN([.A49])-2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21009/Show/Luciano" xlink:type="simple">43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50];LEN([.A50])-2)" office:value-type="string" office:string-value="LucianoSao Paulo, 29, AM(CR),FW" calcext:value-type="string">
            <text:p>LucianoSao Paulo, 29, AM(CR),FW</text:p>
          </table:table-cell>
        </table:table-row>
        <table:table-row table:style-name="ro5">
          <table:table-cell office:value-type="string" calcext:value-type="string">
            <text:p><text:a xlink:href="https://1xbet.whoscored.com/Players/114201/Show/Vina" xlink:type="simple">44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51];LEN([.A51])-2)" office:value-type="string" office:string-value="VinaCeara, 31, M(CR),FW" calcext:value-type="string">
            <text:p>VinaCeara, 31, 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45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52];LEN([.A52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4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53];LEN([.A53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75550/Show/Manoel" xlink:type="simple">47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54];LEN([.A54])-2)" office:value-type="string" office:string-value="ManoelFluminense, 32, D(C)" calcext:value-type="string">
            <text:p>ManoelFluminense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4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55];LEN([.A55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4491/Show/Ângelo" xlink:type="simple">49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56];LEN([.A56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50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57];LEN([.A57])-2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0555/Show/Ronaldo" xlink:type="simple">5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58];LEN([.A58])-2)" office:value-type="string" office:string-value="RonaldoAtletico GO, 25, GK" calcext:value-type="string">
            <text:p>RonaldoAtletico GO, 2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52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59];LEN([.A59])-2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53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60];LEN([.A60])-2)" office:value-type="string" office:string-value="João RicardoCeara, 33, GK" calcext:value-type="string">
            <text:p>João RicardoCeara, 3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02/Show/Jhojan-Julio" xlink:type="simple">54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61];LEN([.A61])-2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27490/Show/Fábio" xlink:type="simple">55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2];LEN([.A62])-2)" office:value-type="string" office:string-value="FábioFluminense, 41, GK" calcext:value-type="string">
            <text:p>FábioFluminense, 41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39/Show/Moisés" xlink:type="simple">56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3];LEN([.A63])-2)" office:value-type="string" office:string-value="MoisésFortaleza, 25, AM(L),FW" calcext:value-type="string">
            <text:p>MoisésFortaleza, 25, AM(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2504/Show/Miranda" xlink:type="simple">57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4];LEN([.A64])-2)" office:value-type="string" office:string-value="MirandaSao Paulo, 37, D(C)" calcext:value-type="string">
            <text:p>MirandaSao Paulo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58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5];LEN([.A65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59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66];LEN([.A66])-2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9540/Show/Luan-Garcia" xlink:type="simple">60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67];LEN([.A67])-2)" office:value-type="string" office:string-value="Luan GarciaPalmeiras, 29, D(C)" calcext:value-type="string">
            <text:p>Luan GarciaPalmeiras, 29, D(C)</text:p>
          </table:table-cell>
        </table:table-row>
        <table:table-row table:style-name="ro1">
          <table:table-cell table:style-name="Default" table:number-columns-repeated="13"/>
          <table:table-cell table:formula="of:=RIGHT([.A68];LEN([.A68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61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69];LEN([.A69])-2)" office:value-type="string" office:string-value="Gustavo MantuanCorinthians, 21, M(R)" calcext:value-type="string">
            <text:p>Gustavo MantuanCorinthians, 21, 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789/Show/Joaquim" xlink:type="simple">62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70];LEN([.A70])-2)" office:value-type="string" office:string-value="JoaquimCuiaba, 23, D(C)" calcext:value-type="string">
            <text:p>JoaquimCuiaba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23520/Show/Nicolás-Hernández" xlink:type="simple">63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71];LEN([.A71])-2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64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72];LEN([.A72])-2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5">
          <table:table-cell office:value-type="string" calcext:value-type="string">
            <text:p><text:a xlink:href="https://1xbet.whoscored.com/Players/397520/Show/Cléber" xlink:type="simple">65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73];LEN([.A73])-2)" office:value-type="string" office:string-value="CléberCeara, 25, FW" calcext:value-type="string">
            <text:p>CléberCeara, 2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247/Show/Kanu" xlink:type="simple">66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74];LEN([.A74])-2)" office:value-type="string" office:string-value="KanuBotafogo RJ, 25, D(C)" calcext:value-type="string">
            <text:p>KanuBotafogo RJ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67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75];LEN([.A75])-2)" office:value-type="string" office:string-value="Léo OrtizRed Bull Bragantino, 26, D(C)" calcext:value-type="string">
            <text:p>Léo OrtizRed Bull Bragantino, 26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0771/Show/Mariano" xlink:type="simple">68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76];LEN([.A76])-2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5702/Show/Richard-Cândido" xlink:type="simple">69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77];LEN([.A77])-2)" office:value-type="string" office:string-value="Richard CândidoCeara, 28, DMC" calcext:value-type="string">
            <text:p>Richard CândidoCeara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74768/Show/Gil" xlink:type="simple">70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78];LEN([.A78])-2)" office:value-type="string" office:string-value="GilCorinthians, 35, D(C)" calcext:value-type="string">
            <text:p>GilCorinthians, 35, D(C)</text:p>
          </table:table-cell>
        </table:table-row>
        <table:table-row table:style-name="ro1">
          <table:table-cell table:style-name="Default" table:number-columns-repeated="13"/>
          <table:table-cell table:formula="of:=RIGHT([.A79];LEN([.A79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80];LEN([.A80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22035/Show/Joaquín-Piquerez" xlink:type="simple">71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81];LEN([.A81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72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82];LEN([.A82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7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3];LEN([.A83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74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4];LEN([.A84])-2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762/Show/César" xlink:type="simple">75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5];LEN([.A85])-2)" office:value-type="string" office:string-value="CésarJuventude, 27, GK" calcext:value-type="string">
            <text:p>CésarJuventude, 27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50/Show/Danilo" xlink:type="simple">76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6];LEN([.A86])-2)" office:value-type="string" office:string-value="DaniloPalmeiras, 21, DMC" calcext:value-type="string">
            <text:p>DaniloPalmeiras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77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7];LEN([.A87])-2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1079/Show/Lucas-Evangelista" xlink:type="simple">78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88];LEN([.A88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42410/Show/Nathan" xlink:type="simple">79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89];LEN([.A89])-2)" office:value-type="string" office:string-value="NathanFluminense, 26, M(CL)" calcext:value-type="string">
            <text:p>NathanFluminense, 26, 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84/Show/João-Paulo" xlink:type="simple">8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90];LEN([.A90])-2)" office:value-type="string" office:string-value="João PauloSantos FC, 27, GK" calcext:value-type="string">
            <text:p>João PauloSantos FC, 27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33445/Show/Jonathan-Calleri" xlink:type="simple">81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1];LEN([.A91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8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2];LEN([.A92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55664/Show/Luiz-Otávio" xlink:type="simple">83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3];LEN([.A93])-2)" office:value-type="string" office:string-value="Luiz OtávioCeara, 33, D(C)" calcext:value-type="string">
            <text:p>Luiz OtávioCeara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84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4];LEN([.A94])-2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8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5];LEN([.A95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47520/Show/Jailson" xlink:type="simple">86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6];LEN([.A96])-2)" office:value-type="string" office:string-value="JailsonAmerica MG, 41, GK" calcext:value-type="string">
            <text:p>JailsonAmerica MG, 41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11/Show/Marlon" xlink:type="simple">87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7];LEN([.A97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88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8];LEN([.A98])-2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91779/Show/Pablo" xlink:type="simple">89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9];LEN([.A99])-2)" office:value-type="string" office:string-value="PabloFlamengo, 31, D(C)" calcext:value-type="string">
            <text:p>PabloFlamen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90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00];LEN([.A100])-2)" office:value-type="string" office:string-value="Du QueirozCorinthians, 22, DMC" calcext:value-type="string">
            <text:p>Du QueirozCorinthians, 22, DMC</text:p>
          </table:table-cell>
        </table:table-row>
        <table:table-row table:style-name="ro1">
          <table:table-cell table:style-name="Default" table:number-columns-repeated="13"/>
          <table:table-cell table:formula="of:=RIGHT([.A101];LEN([.A101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37484/Show/Jair" xlink:type="simple">91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02];LEN([.A102])-2)" office:value-type="string" office:string-value="JairAtletico MG, 27, DMC" calcext:value-type="string">
            <text:p>JairAtletico MG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6886/Show/Hulk" xlink:type="simple">92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03];LEN([.A103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94983/Show/Kevin" xlink:type="simple">93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4];LEN([.A104])-2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94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5];LEN([.A105])-2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262/Show/Reynaldo" xlink:type="simple">95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6];LEN([.A106])-2)" office:value-type="string" office:string-value="ReynaldoGoias, 25, D(C)" calcext:value-type="string">
            <text:p>ReynaldoGoias, 2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18751/Show/José-Hurtado" xlink:type="simple">96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7];LEN([.A107])-2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23851/Show/Daniel" xlink:type="simple">97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8];LEN([.A108])-2)" office:value-type="string" office:string-value="DanielInternacional, 28, GK" calcext:value-type="string">
            <text:p>DanielInternacional, 28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65617/Show/Pepê" xlink:type="simple">98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9];LEN([.A109])-2)" office:value-type="string" office:string-value="PepêCuiaba, 24, M(C)" calcext:value-type="string">
            <text:p>PepêCuiaba, 24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36670/Show/Rodrigo-Lindoso" xlink:type="simple">99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0];LEN([.A110])-2)" office:value-type="string" office:string-value="Rodrigo LindosoCeara, 33, DMC" calcext:value-type="string">
            <text:p>Rodrigo LindosoCeara, 33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73449/Show/Hugo-Moura" xlink:type="simple">101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2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1];LEN([.A111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02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2];LEN([.A112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58/Show/Matheus-Felipe" xlink:type="simple">103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3];LEN([.A113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04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4];LEN([.A114])-3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5/Show/Gabriel" xlink:type="simple">105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5];LEN([.A115])-3)" office:value-type="string" office:string-value="GabrielInternacional, 30, DMC" calcext:value-type="string">
            <text:p>GabrielInternacional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06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6];LEN([.A116])-3)" office:value-type="string" office:string-value="Nathan SilvaAtletico MG, 25, D(C),DMC" calcext:value-type="string">
            <text:p>Nathan SilvaAtletico MG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107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7];LEN([.A117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69/Show/Lucas-Braga" xlink:type="simple">108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8];LEN([.A118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95838/Show/Allan" xlink:type="simple">109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9];LEN([.A119])-3)" office:value-type="string" office:string-value="AllanAtletico MG, 25, DMC" calcext:value-type="string">
            <text:p>AllanAtletico MG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11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20];LEN([.A120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60451/Show/Nonato" xlink:type="simple">112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21];LEN([.A121])-3)" office:value-type="string" office:string-value="NonatoFluminense, 24, M(C)" calcext:value-type="string">
            <text:p>NonatoFluminense, 24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475/Show/Pedro" xlink:type="simple">113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22];LEN([.A122])-3)" office:value-type="string" office:string-value="PedroFlamengo, 25, FW" calcext:value-type="string">
            <text:p>PedroFlamengo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114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3];LEN([.A123])-3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115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4];LEN([.A124])-3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52517/Show/Vladimir" xlink:type="simple">116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95" calcext:value-type="float">
            <text:p>49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5];LEN([.A125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11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6];LEN([.A126])-3)" office:value-type="string" office:string-value="Renzo SaraviaBotafogo RJ, 29, D(R),M(R)" calcext:value-type="string">
            <text:p>Renzo SaraviaBotafogo RJ, 29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04/Show/Rony" xlink:type="simple">11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7];LEN([.A127])-3)" office:value-type="string" office:string-value="RonyPalmeiras, 27, AM(LR),FW" calcext:value-type="string">
            <text:p>RonyPalmeiras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30563/Show/Mayke" xlink:type="simple">119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8];LEN([.A128])-3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20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9];LEN([.A129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1">
          <table:table-cell table:style-name="Default" table:number-columns-repeated="13"/>
          <table:table-cell table:formula="of:=RIGHT([.A130];LEN([.A130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05116/Show/Diego-Churín" xlink:type="simple">121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31];LEN([.A131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22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2];LEN([.A132])-3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23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3];LEN([.A133])-3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124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4];LEN([.A134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25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5];LEN([.A135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28566/Show/Germán-Conti" xlink:type="simple">126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6];LEN([.A136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03693/Show/João-Gomes" xlink:type="simple">127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7];LEN([.A137])-3)" office:value-type="string" office:string-value="João GomesFlamengo, 21, DMC" calcext:value-type="string">
            <text:p>João GomesFlameng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128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8];LEN([.A138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420319/Show/Raniele" xlink:type="simple">129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39];LEN([.A139])-3)" office:value-type="string" office:string-value="RanieleAvai FC, 25, DMC" calcext:value-type="string">
            <text:p>RanieleAvai FC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21846/Show/Lima" xlink:type="simple">130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0];LEN([.A140])-3)" office:value-type="string" office:string-value="LimaCeara, 26, AM(CLR)" calcext:value-type="string">
            <text:p>LimaCeara, 26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7755/Show/Bruno-Silva" xlink:type="simple">13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1];LEN([.A141])-3)" office:value-type="string" office:string-value="Bruno SilvaAvai FC, 36, M(CR)" calcext:value-type="string">
            <text:p>Bruno SilvaAvai FC, 36, 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0881/Show/Luis-Orejuela" xlink:type="simple">132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2];LEN([.A142])-3)" office:value-type="string" office:string-value="Luis OrejuelaAthletico Paranaense, 26, D(R)" calcext:value-type="string">
            <text:p>Luis OrejuelaAthletico Paranaense, 26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345/Show/Cássio" xlink:type="simple">133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3];LEN([.A143])-3)" office:value-type="string" office:string-value="CássioCorinthians, 35, GK" calcext:value-type="string">
            <text:p>CássioCorinthians, 3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13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44];LEN([.A144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97581/Show/Ayrton" xlink:type="simple">135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45];LEN([.A145])-3)" office:value-type="string" office:string-value="AyrtonFlamengo, 25, D(L),M(L)" calcext:value-type="string">
            <text:p>AyrtonFlamengo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136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46];LEN([.A146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14/Show/Jandrei" xlink:type="simple">13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7];LEN([.A147])-3)" office:value-type="string" office:string-value="JandreiSao Paulo, 29, GK" calcext:value-type="string">
            <text:p>JandreiSao Paulo, 29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0/Show/Matheuzinho" xlink:type="simple">138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8];LEN([.A148])-3)" office:value-type="string" office:string-value="MatheuzinhoFlamengo, 21, D(R)" calcext:value-type="string">
            <text:p>MatheuzinhoFlamengo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139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9];LEN([.A149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17/Show/Alemão" xlink:type="simple">141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50];LEN([.A150])-3)" office:value-type="string" office:string-value="AlemãoInternacional, 24, FW" calcext:value-type="string">
            <text:p>AlemãoInternacional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142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51];LEN([.A151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143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2];LEN([.A152])-3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8965/Show/Matheus-Alexandre" xlink:type="simple">144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3];LEN([.A153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5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4];LEN([.A154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32/Show/Kaique-Rocha" xlink:type="simple">146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5];LEN([.A155])-3)" office:value-type="string" office:string-value="Kaique RochaInternacional, 21, D(C)" calcext:value-type="string">
            <text:p>Kaique RochaInternacional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147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6];LEN([.A156])-3)" office:value-type="string" office:string-value="Gabriel MercadoInternacional, 35, D(CR)" calcext:value-type="string">
            <text:p>Gabriel MercadoInternacional, 35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48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7];LEN([.A157])-3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149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58];LEN([.A158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51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59];LEN([.A159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13/Show/Alê" xlink:type="simple">152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0];LEN([.A160])-3)" office:value-type="string" office:string-value="AlêAmerica MG, 32, M(C)" calcext:value-type="string">
            <text:p>AlêAmerica MG, 32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11/Show/Élvis" xlink:type="simple">153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1];LEN([.A161])-3)" office:value-type="string" office:string-value="ÉlvisGoias, 31, AM(C)" calcext:value-type="string">
            <text:p>ÉlvisGoias, 31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971/Show/Bruno-Pacheco" xlink:type="simple">154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2];LEN([.A162])-3)" office:value-type="string" office:string-value="Bruno PachecoCeara, 30, D(L)" calcext:value-type="string">
            <text:p>Bruno PachecoCeara, 30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9/Show/Hugo" xlink:type="simple">155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163];LEN([.A163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156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164];LEN([.A164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57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165];LEN([.A165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09/Show/Uendel" xlink:type="simple">158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166];LEN([.A166])-3)" office:value-type="string" office:string-value="UendelCuiaba, 33, D(L)" calcext:value-type="string">
            <text:p>UendelCuiaba, 33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55663/Show/Everson" xlink:type="simple">159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167];LEN([.A167])-3)" office:value-type="string" office:string-value="EversonAtletico MG, 32, GK" calcext:value-type="string">
            <text:p>EversonAtletico MG, 32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2/Show/Alef-Manga" xlink:type="simple">161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168];LEN([.A168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62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169];LEN([.A169])-3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163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170];LEN([.A170])-3)" office:value-type="string" office:string-value="Víctor CantilloCorinthians, 28, DMC" calcext:value-type="string">
            <text:p>Víctor CantilloCorinthians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4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1];LEN([.A171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58737/Show/Raúl" xlink:type="simple">165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2];LEN([.A172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25792/Show/Bressan" xlink:type="simple">166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3];LEN([.A173])-3)" office:value-type="string" office:string-value="BressanAvai FC, 29, D(CR)" calcext:value-type="string">
            <text:p>BressanAvai FC, 29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67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4];LEN([.A174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67199/Show/Míchel-Macedo" xlink:type="simple">168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5];LEN([.A175])-3)" office:value-type="string" office:string-value="Míchel MacedoCeara, 32, D(R)" calcext:value-type="string">
            <text:p>Míchel MacedoCeara, 32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7090/Show/Dadá-Belmonte" xlink:type="simple">16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6];LEN([.A176])-3)" office:value-type="string" office:string-value="Dadá BelmonteGoias, 25, M(L)" calcext:value-type="string">
            <text:p>Dadá BelmonteGoias, 25, 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171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7];LEN([.A177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172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78];LEN([.A178])-3)" office:value-type="string" office:string-value="PedrinhoAthletico Paranaense, 20, Defender" calcext:value-type="string">
            <text:p>PedrinhoAthletico Paranaense, 20, Defender</text:p>
          </table:table-cell>
        </table:table-row>
        <table:table-row table:style-name="ro3">
          <table:table-cell office:value-type="string" calcext:value-type="string">
            <text:p><text:a xlink:href="https://1xbet.whoscored.com/Players/364717/Show/Caetano" xlink:type="simple">173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9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79];LEN([.A179])-3)" office:value-type="string" office:string-value="CaetanoGoias, 23, D(C)" calcext:value-type="string">
            <text:p>CaetanoGoias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01/Show/Chico" xlink:type="simple">17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80];LEN([.A180])-3)" office:value-type="string" office:string-value="ChicoJuventude, 31, AM(CLR)" calcext:value-type="string">
            <text:p>ChicoJuventude, 31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49707/Show/Matheus-Fernandes" xlink:type="simple">175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81];LEN([.A181])-3)" office:value-type="string" office:string-value="Matheus FernandesAthletico Paranaense, 24, DMC" calcext:value-type="string">
            <text:p>Matheus FernandesAthletico Paranaense, 24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755/Show/Rafinha" xlink:type="simple">176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82];LEN([.A182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0373/Show/Erick" xlink:type="simple">177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3];LEN([.A183])-3)" office:value-type="string" office:string-value="ErickCeara, 24, AM(LR)" calcext:value-type="string">
            <text:p>ErickCeara, 24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99/Show/Germán-Cano" xlink:type="simple">178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4];LEN([.A184])-3)" office:value-type="string" office:string-value="Germán CanoFluminense, 34, FW" calcext:value-type="string">
            <text:p>Germán CanoFluminense, 3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970/Show/Fellipe-Bastos" xlink:type="simple">179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5];LEN([.A185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2464/Show/Rodrigo-Caio" xlink:type="simple">180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6];LEN([.A186])-3)" office:value-type="string" office:string-value="Rodrigo CaioFlamengo, 28, D(CR),DMC" calcext:value-type="string">
            <text:p>Rodrigo CaioFlamengo, 28, D(CR),DMC</text:p>
          </table:table-cell>
        </table:table-row>
        <table:table-row table:style-name="ro1">
          <table:table-cell table:style-name="Default" table:number-columns-repeated="13"/>
          <table:table-cell table:formula="of:=RIGHT([.A187];LEN([.A18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81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8];LEN([.A188])-3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75970/Show/Ricardo-Bueno" xlink:type="simple">182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9];LEN([.A189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360050/Show/David-Terans" xlink:type="simple">183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0];LEN([.A190])-3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68249/Show/Camacho" xlink:type="simple">18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1];LEN([.A191])-3)" office:value-type="string" office:string-value="CamachoSantos FC, 32, DMC" calcext:value-type="string">
            <text:p>CamachoSantos FC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185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2];LEN([.A192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3];LEN([.A193])-3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8265/Show/Fábio-Santos" xlink:type="simple">18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4];LEN([.A194])-3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88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5];LEN([.A195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0449/Show/Alisson" xlink:type="simple">189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6];LEN([.A196])-3)" office:value-type="string" office:string-value="AlissonSao Paulo, 29, AM(CLR)" calcext:value-type="string">
            <text:p>AlissonSao Paulo, 29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191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7];LEN([.A197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7747/Show/Rubens" xlink:type="simple">19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8];LEN([.A198])-3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19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199];LEN([.A199])-3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0930/Show/Reinaldo" xlink:type="simple">194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0];LEN([.A200])-3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8202/Show/Rwan" xlink:type="simple">195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1];LEN([.A201])-3)" office:value-type="string" office:string-value="RwanSantos FC, 21, Forward" calcext:value-type="string">
            <text:p>RwanSantos FC, 2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80777/Show/Pedrinho" xlink:type="simple">196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2];LEN([.A202])-3)" office:value-type="string" office:string-value="PedrinhoAmerica MG, 22, AM(CL)" calcext:value-type="string">
            <text:p>PedrinhoAmerica MG, 22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54/Show/Gabriel-Lacerda" xlink:type="simple">197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3];LEN([.A203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198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4];LEN([.A204])-3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280244/Show/Patrick" xlink:type="simple">199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5];LEN([.A205])-3)" office:value-type="string" office:string-value="PatrickSao Paulo, 30, M(CL)" calcext:value-type="string">
            <text:p>PatrickSao Paulo, 30, 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21/Show/Hayner" xlink:type="simple">200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6];LEN([.A206])-3)" office:value-type="string" office:string-value="HaynerAtletico GO, 26, D(R)" calcext:value-type="string">
            <text:p>HaynerAtletico GO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201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7];LEN([.A207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763/Show/Isidro-Pitta" xlink:type="simple">202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8];LEN([.A208])-3)" office:value-type="string" office:string-value="Isidro PittaJuventude, 23, FW" calcext:value-type="string">
            <text:p>Isidro PittaJuventude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9];LEN([.A209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1608/Show/Thalisson-Kelven" xlink:type="simple">204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10];LEN([.A210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05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1];LEN([.A211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02/Show/Fernando-Sobral" xlink:type="simple">206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2];LEN([.A212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74560/Show/Willian-Farias" xlink:type="simple">207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3];LEN([.A213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41538/Show/Alan-Empereur" xlink:type="simple">208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4];LEN([.A214])-3)" office:value-type="string" office:string-value="Alan EmpereurCuiaba, 28, D(C)" calcext:value-type="string">
            <text:p>Alan EmpereurCuiaba, 28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800/Show/Moraes" xlink:type="simple">209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1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5];LEN([.A215])-3)" office:value-type="string" office:string-value="MoraesJuventude, 24, D(L)" calcext:value-type="string">
            <text:p>MoraesJuventude, 24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8/Show/Val" xlink:type="simple">21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16];LEN([.A216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211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17];LEN([.A217])-3)" office:value-type="string" office:string-value="Paulo MirandaJuventude, 34, D(CR)" calcext:value-type="string">
            <text:p>Paulo MirandaJuventude, 34, D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89158/Show/Welington" xlink:type="simple">212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18];LEN([.A218])-3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248121/Show/Thiago-Maia" xlink:type="simple">213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19];LEN([.A219])-3)" office:value-type="string" office:string-value="Thiago MaiaFlamengo, 25, DMC" calcext:value-type="string">
            <text:p>Thiago MaiaFlamengo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214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0];LEN([.A220])-3)" office:value-type="string" office:string-value="Yago FelipeFluminense, 27, M(CLR)" calcext:value-type="string">
            <text:p>Yago FelipeFluminense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215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1];LEN([.A221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51/Show/Wesley" xlink:type="simple">216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2];LEN([.A222])-3)" office:value-type="string" office:string-value="WesleyPalmeiras, 23, AM(L)" calcext:value-type="string">
            <text:p>WesleyPalmeiras, 23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60371/Show/Everaldo" xlink:type="simple">217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3];LEN([.A223])-3)" office:value-type="string" office:string-value="EveraldoAmerica MG, 28, AM(CLR)" calcext:value-type="string">
            <text:p>EveraldoAmerica MG, 28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6410/Show/Egídio" xlink:type="simple">21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4];LEN([.A224])-3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19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5];LEN([.A225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20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6];LEN([.A226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1">
          <table:table-cell table:style-name="Default" table:number-columns-repeated="13"/>
          <table:table-cell table:formula="of:=RIGHT([.A227];LEN([.A227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9240/Show/Pedrinho" xlink:type="simple">22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8];LEN([.A228])-3)" office:value-type="string" office:string-value="PedrinhoGoias, 18, Forward" calcext:value-type="string">
            <text:p>PedrinhoGoia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2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9];LEN([.A229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56762/Show/Richardson" xlink:type="simple">223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0];LEN([.A230])-3)" office:value-type="string" office:string-value="RichardsonCeara, 30, DMC" calcext:value-type="string">
            <text:p>RichardsonCeara, 3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3/Show/Kelvin-Osorio" xlink:type="simple">224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1];LEN([.A231])-3)" office:value-type="string" office:string-value="Kelvin OsorioCuiaba, 28, M(C)" calcext:value-type="string">
            <text:p>Kelvin OsorioCuiaba, 28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28702/Show/Edson" xlink:type="simple">225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2];LEN([.A232])-3)" office:value-type="string" office:string-value="EdsonAtletico GO, 31, D(C),DMC" calcext:value-type="string">
            <text:p>EdsonAtletico GO, 31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8/Show/Romildo" xlink:type="simple">226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3];LEN([.A233])-3)" office:value-type="string" office:string-value="RomildoBotafogo RJ, 22, Midfielder" calcext:value-type="string">
            <text:p>RomildoBotafogo RJ, 22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149141/Show/Alex-Muralha" xlink:type="simple">227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4];LEN([.A234])-3)" office:value-type="string" office:string-value="Alex MuralhaCoritiba, 32, GK" calcext:value-type="string">
            <text:p>Alex MuralhaCoritiba, 32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76939/Show/João-Lucas" xlink:type="simple">228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35];LEN([.A235])-3)" office:value-type="string" office:string-value="João LucasCuiaba, 24, D(R)" calcext:value-type="string">
            <text:p>João LucasCuiaba, 24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97/Show/Ronald" xlink:type="simple">229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36];LEN([.A236])-3)" office:value-type="string" office:string-value="RonaldFortaleza, 25, M(C)" calcext:value-type="string">
            <text:p>RonaldFortaleza, 25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061/Show/Wellington" xlink:type="simple">231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7];LEN([.A237])-3)" office:value-type="string" office:string-value="WellingtonFluminense, 31, DMC" calcext:value-type="string">
            <text:p>WellingtonFluminense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232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8];LEN([.A238])-3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35298/Show/Marcelo-Boeck" xlink:type="simple">233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9];LEN([.A239])-3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34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0];LEN([.A240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9212/Show/Bissoli" xlink:type="simple">235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1];LEN([.A241])-3)" office:value-type="string" office:string-value="BissoliAvai FC, 24, FW" calcext:value-type="string">
            <text:p>BissoliAvai FC, 2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7/Show/Hugo-Souza" xlink:type="simple">23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2];LEN([.A242])-3)" office:value-type="string" office:string-value="Hugo SouzaFlamengo, 23, GK" calcext:value-type="string">
            <text:p>Hugo SouzaFlamengo, 2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253345/Show/Renato" xlink:type="simple">237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3];LEN([.A243])-3)" office:value-type="string" office:string-value="RenatoAvai FC, 32, D(R),M(R)" calcext:value-type="string">
            <text:p>RenatoAvai FC, 32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6/Show/Maguinho" xlink:type="simple">23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4];LEN([.A244])-3)" office:value-type="string" office:string-value="MaguinhoGoias, 30, D(R)" calcext:value-type="string">
            <text:p>MaguinhoGoias, 3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8/Show/Vitinho" xlink:type="simple">239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5];LEN([.A245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240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6];LEN([.A246])-3)" office:value-type="string" office:string-value="Felipe MeloFluminense, 39, D(C),M(C)" calcext:value-type="string">
            <text:p>Felipe MeloFluminense, 39, D(C),M(C)</text:p>
          </table:table-cell>
        </table:table-row>
        <table:table-row table:style-name="ro1">
          <table:table-cell table:style-name="Default" table:number-columns-repeated="13"/>
          <table:table-cell table:formula="of:=RIGHT([.A247];LEN([.A247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84420/Show/Sandry" xlink:type="simple">241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8];LEN([.A248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42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9];LEN([.A249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37/Show/Brayan-Ceballos" xlink:type="simple">243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0];LEN([.A250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0/Show/Hércules" xlink:type="simple">244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1];LEN([.A251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45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2];LEN([.A252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43476/Show/Matheus-Sales" xlink:type="simple">246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3];LEN([.A253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247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4];LEN([.A254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248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5];LEN([.A255])-3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36102/Show/Tomás-Cuello" xlink:type="simple">249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6];LEN([.A256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250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7];LEN([.A257])-3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64190/Show/Alesson" xlink:type="simple">25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8];LEN([.A258])-3)" office:value-type="string" office:string-value="AlessonCuiaba, 23, AM(R)" calcext:value-type="string">
            <text:p>AlessonCuiaba, 23, A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677/Show/Douglas-Friedrich" xlink:type="simple">252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9];LEN([.A259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53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0];LEN([.A260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254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1];LEN([.A261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416895/Show/Adson" xlink:type="simple">255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2];LEN([.A262])-3)" office:value-type="string" office:string-value="AdsonCorinthians, 21, AM(LR)" calcext:value-type="string">
            <text:p>AdsonCorinthians, 21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2175/Show/Léo-Gamalho" xlink:type="simple">256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3];LEN([.A263])-3)" office:value-type="string" office:string-value="Léo GamalhoCoritiba, 36, FW" calcext:value-type="string">
            <text:p>Léo GamalhoCoritiba, 3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26/Show/Jefferson" xlink:type="simple">257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4];LEN([.A264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316/Show/Léo" xlink:type="simple">258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5];LEN([.A265])-3)" office:value-type="string" office:string-value="LéoSao Paulo, 26, D(CL)" calcext:value-type="string">
            <text:p>LéoSao Paulo, 26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259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6];LEN([.A266])-3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6/Show/Arthur-Chaves" xlink:type="simple">260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7];LEN([.A267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1">
          <table:table-cell table:style-name="Default" table:number-columns-repeated="13"/>
          <table:table-cell table:formula="of:=RIGHT([.A268];LEN([.A268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09495/Show/Camilo" xlink:type="simple">261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9];LEN([.A269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62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0];LEN([.A270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86785/Show/Iury-Castilho" xlink:type="simple">263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1];LEN([.A271])-3)" office:value-type="string" office:string-value="Iury CastilhoCeara, 26, FW" calcext:value-type="string">
            <text:p>Iury CastilhoCeara, 2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46026/Show/Eduardo-Biasi" xlink:type="simple">264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2];LEN([.A272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32/Show/Felipe" xlink:type="simple">265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3];LEN([.A273])-3)" office:value-type="string" office:string-value="FelipeFortaleza, 28, DMC" calcext:value-type="string">
            <text:p>FelipeFortaleza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73450/Show/Vitor-Gabriel" xlink:type="simple">26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0(7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4];LEN([.A274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49574/Show/Victor-Luis" xlink:type="simple">26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5];LEN([.A275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57/Show/Agustín-Canobbio" xlink:type="simple">268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6];LEN([.A276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82128/Show/Rafael-Gava" xlink:type="simple">269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7];LEN([.A277])-3)" office:value-type="string" office:string-value="Rafael GavaCuiaba, 29, AM(C)" calcext:value-type="string">
            <text:p>Rafael GavaCuiaba, 29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997/Show/Robinho" xlink:type="simple">270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8];LEN([.A278])-3)" office:value-type="string" office:string-value="RobinhoCoritiba, 34, M(CR)" calcext:value-type="string">
            <text:p>RobinhoCoritiba, 34, M(CR)</text:p>
          </table:table-cell>
        </table:table-row>
        <table:table-row table:style-name="ro1">
          <table:table-cell table:style-name="Default" table:number-columns-repeated="13"/>
          <table:table-cell table:formula="of:=RIGHT([.A279];LEN([.A279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280];LEN([.A280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7125/Show/Adrián-Martínez" xlink:type="simple">271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1];LEN([.A281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272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2];LEN([.A282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6">
          <table:table-cell office:value-type="string" calcext:value-type="string">
            <text:p><text:a xlink:href="https://1xbet.whoscored.com/Players/294064/Show/Vitor-Bueno" xlink:type="simple">273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3];LEN([.A283])-3)" office:value-type="string" office:string-value="Vitor BuenoAthletico Paranaense, 27, AM(CLR),FW" calcext:value-type="string">
            <text:p>Vitor BuenoAthletico Paranaense, 27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25216/Show/Jean-Irmer" xlink:type="simple">274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4];LEN([.A284])-3)" office:value-type="string" office:string-value="Jean IrmerJuventude, 27, DMC" calcext:value-type="string">
            <text:p>Jean IrmerJuventude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3/Show/Ramon" xlink:type="simple">2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5];LEN([.A285])-3)" office:value-type="string" office:string-value="RamonRed Bull Bragantino, 21, D(L)" calcext:value-type="string">
            <text:p>Ramon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76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6];LEN([.A286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7517/Show/Nicolás" xlink:type="simple">277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7];LEN([.A287])-3)" office:value-type="string" office:string-value="NicolásGoias, 32, Forward" calcext:value-type="string">
            <text:p>NicolásGoias, 3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5223/Show/Diego-Gonçalves" xlink:type="simple">278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288];LEN([.A288])-3)" office:value-type="string" office:string-value="Diego GonçalvesBotafogo RJ, 27, Forward" calcext:value-type="string">
            <text:p>Diego GonçalvesBotafogo RJ, 27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140977/Show/Wanderson" xlink:type="simple">279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289];LEN([.A289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73/Show/Caio-Vinícius" xlink:type="simple">281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0];LEN([.A290])-3)" office:value-type="string" office:string-value="Caio ViníciusGoias, 23, M(C)" calcext:value-type="string">
            <text:p>Caio ViníciusGoias, 23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56785/Show/Ademir" xlink:type="simple">28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1];LEN([.A291])-3)" office:value-type="string" office:string-value="AdemirAtletico MG, 27, AM(CR)" calcext:value-type="string">
            <text:p>AdemirAtletico MG, 27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89/Show/Maycon" xlink:type="simple">283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2];LEN([.A292])-3)" office:value-type="string" office:string-value="MayconCorinthians, 25, M(C)" calcext:value-type="string">
            <text:p>MayconCorinthians, 25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6914/Show/Maurício" xlink:type="simple">284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3];LEN([.A293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420464/Show/Airton" xlink:type="simple">28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4];LEN([.A294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28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5];LEN([.A295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9213/Show/Liziero" xlink:type="simple">287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6];LEN([.A296])-3)" office:value-type="string" office:string-value="LizieroInternacional, 24, DMC" calcext:value-type="string">
            <text:p>LizieroInternacional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288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7];LEN([.A297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289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298];LEN([.A298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290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299];LEN([.A299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291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00];LEN([.A300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1192/Show/Martinelli" xlink:type="simple">292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1];LEN([.A301])-3)" office:value-type="string" office:string-value="MartinelliFluminense, 20, DMC" calcext:value-type="string">
            <text:p>MartinelliFluminense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293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2];LEN([.A302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8129/Show/Capixaba" xlink:type="simple">294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3];LEN([.A303])-3)" office:value-type="string" office:string-value="CapixabaJuventude, 25, AM(LR)" calcext:value-type="string">
            <text:p>CapixabaJuventude, 25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7763/Show/Titi" xlink:type="simple">295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4];LEN([.A304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4/Show/Bruno-Melo" xlink:type="simple">296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5];LEN([.A305])-3)" office:value-type="string" office:string-value="Bruno MeloCorinthians, 29, D(L),M(L)" calcext:value-type="string">
            <text:p>Bruno MeloCorinthians, 29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656/Show/Tchê-Tchê" xlink:type="simple">297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6];LEN([.A306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298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7];LEN([.A307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01460/Show/Luccas-Claro" xlink:type="simple">299Luccas Claro</text:a><text:a xlink:href="https://1xbet.whoscored.com/Teams/1232/Show/Brazil-Fluminense" xlink:type="simple">Fluminense, </text:a>30, D(C)</text:p>
          </table:table-cell>
          <table:table-cell office:value-type="string" calcext:value-type="string">
            <text:p><text:a xlink:href="https://1xbet.whoscored.com/Players/101460/Show/Luccas-Clar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2</text:p>
          </table:table-cell>
          <table:table-cell table:formula="of:=RIGHT([.A308];LEN([.A308])-3)" office:value-type="string" office:string-value="Luccas ClaroFluminense, 30, D(C)" calcext:value-type="string">
            <text:p>Luccas ClaroFluminense, 30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58736/Show/Morato" xlink:type="simple">301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9];LEN([.A309])-3)" office:value-type="string" office:string-value="MoratoAvai FC, 29, AM(LR)" calcext:value-type="string">
            <text:p>MoratoAvai FC, 2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302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10];LEN([.A310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84377/Show/Marinho" xlink:type="simple">303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11];LEN([.A311])-3)" office:value-type="string" office:string-value="MarinhoFlamengo, 32, AM(CLR),FW" calcext:value-type="string">
            <text:p>MarinhoFlamengo, 32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6/Show/Bernardo-Lemes" xlink:type="simple">304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2];LEN([.A312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6/Show/Jádson" xlink:type="simple">305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3];LEN([.A313])-3)" office:value-type="string" office:string-value="JádsonJuventude, 28, M(CR)" calcext:value-type="string">
            <text:p>JádsonJuventude, 28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46764/Show/Otávio" xlink:type="simple">306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2(7)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4];LEN([.A314])-3)" office:value-type="string" office:string-value="OtávioAtletico MG, 28, DMC" calcext:value-type="string">
            <text:p>OtávioAtletico MG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06285/Show/Breno-Lopes" xlink:type="simple">30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5];LEN([.A315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9736/Show/Guilherme-Biro" xlink:type="simple">308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6];LEN([.A316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131458/Show/Léo-Cittadini" xlink:type="simple">309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17];LEN([.A317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74573/Show/André" xlink:type="simple">310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18];LEN([.A318])-3)" office:value-type="string" office:string-value="AndréCuiaba, 31, FW" calcext:value-type="string">
            <text:p>AndréCuiaba, 31, FW</text:p>
          </table:table-cell>
        </table:table-row>
        <table:table-row table:style-name="ro1">
          <table:table-cell table:style-name="Default" table:number-columns-repeated="13"/>
          <table:table-cell table:formula="of:=RIGHT([.A319];LEN([.A319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29/Show/Rafael-Navarro" xlink:type="simple">311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20];LEN([.A320])-3)" office:value-type="string" office:string-value="Rafael NavarroPalmeiras, 22, FW" calcext:value-type="string">
            <text:p>Rafael NavarroPalmeiras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765/Show/Henrique" xlink:type="simple">312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9</text:p>
          </table:table-cell>
          <table:table-cell table:formula="of:=RIGHT([.A321];LEN([.A321])-3)" office:value-type="string" office:string-value="HenriqueCoritiba, 35, D(CR)" calcext:value-type="string">
            <text:p>HenriqueCoritiba, 35, D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72/Show/Rodriguinho" xlink:type="simple">313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2];LEN([.A322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4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3];LEN([.A323])-3)" office:value-type="string" office:string-value="Matheus PeixotoCeara, 26, FW" calcext:value-type="string">
            <text:p>Matheus PeixotoCeara, 2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7417/Show/Diego" xlink:type="simple">315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4];LEN([.A324])-3)" office:value-type="string" office:string-value="DiegoFlamengo, 37, M(CLR)" calcext:value-type="string">
            <text:p>DiegoFlamengo, 3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5894/Show/Lucas-Lima" xlink:type="simple">316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5];LEN([.A325])-3)" office:value-type="string" office:string-value="Lucas LimaFortaleza, 32, AM(CR)" calcext:value-type="string">
            <text:p>Lucas LimaFortaleza, 32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317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8</text:p>
          </table:table-cell>
          <table:table-cell table:formula="of:=RIGHT([.A326];LEN([.A326])-3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01/Show/Lucas-Pires" xlink:type="simple">318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7];LEN([.A327])-3)" office:value-type="string" office:string-value="Lucas PiresSantos FC, 21, D(L)" calcext:value-type="string">
            <text:p>Lucas PiresSantos FC, 21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1/Show/Chay" xlink:type="simple">319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28];LEN([.A328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20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29];LEN([.A329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1">
          <table:table-cell table:style-name="Default" table:number-columns-repeated="13"/>
          <table:table-cell table:formula="of:=RIGHT([.A330];LEN([.A330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331];LEN([.A331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1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32];LEN([.A332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8100/Show/Jenison" xlink:type="simple">322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3];LEN([.A333])-3)" office:value-type="string" office:string-value="JenisonCuiaba, 31, FW" calcext:value-type="string">
            <text:p>Jeni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23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4];LEN([.A334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02214/Show/Lázaro" xlink:type="simple">324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5];LEN([.A335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325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6];LEN([.A336])-3)" office:value-type="string" office:string-value="Pablo MaiaSao Paulo, 20, DMC" calcext:value-type="string">
            <text:p>Pablo MaiaSao Paulo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326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7];LEN([.A337])-3)" office:value-type="string" office:string-value="Zé RobertoCeara, 28, FW" calcext:value-type="string">
            <text:p>Zé RobertoCeara, 28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04/Show/Bruno-Cortez" xlink:type="simple">327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38];LEN([.A338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328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39];LEN([.A339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329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0];LEN([.A340])-3)" office:value-type="string" office:string-value="Luo GuofuAmerica MG, 34, AM(LR),FW" calcext:value-type="string">
            <text:p>Luo GuofuAmerica MG, 34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30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1];LEN([.A341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1">
          <table:table-cell table:style-name="Default" table:number-columns-repeated="13"/>
          <table:table-cell table:formula="of:=RIGHT([.A342];LEN([.A342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331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3];LEN([.A343])-3)" office:value-type="string" office:string-value="WillianFluminense, 35, AM(CLR),FW" calcext:value-type="string">
            <text:p>WillianFluminense, 3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8688/Show/Yuri" xlink:type="simple">332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4];LEN([.A344])-3)" office:value-type="string" office:string-value="YuriJuventude, 28, D(C),DMC" calcext:value-type="string">
            <text:p>YuriJuventude, 28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333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5];LEN([.A345])-3)" office:value-type="string" office:string-value="Lucas PiazónBotafogo RJ, 28, AM(CLR),FW" calcext:value-type="string">
            <text:p>Lucas PiazónBotafogo RJ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334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6];LEN([.A346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35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7];LEN([.A347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336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8];LEN([.A348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337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  <table:table-cell table:formula="of:=RIGHT([.A349];LEN([.A349])-3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338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0];LEN([.A350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6">
          <table:table-cell office:value-type="string" calcext:value-type="string">
            <text:p><text:a xlink:href="https://1xbet.whoscored.com/Players/280246/Show/Carlos-Eduardo" xlink:type="simple">339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1];LEN([.A351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34/Show/Rodrigo-Freitas" xlink:type="simple">34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2];LEN([.A352])-3)" office:value-type="string" office:string-value="Rodrigo FreitasAvai FC, 24, D(C)" calcext:value-type="string">
            <text:p>Rodrigo FreitasAvai FC, 24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52/Show/Dentinho" xlink:type="simple">342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3];LEN([.A353])-3)" office:value-type="string" office:string-value="DentinhoAvai FC, 25, Forward" calcext:value-type="string">
            <text:p>DentinhoAvai FC, 25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283835/Show/Matheus-Vargas" xlink:type="simple">343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4];LEN([.A354])-3)" office:value-type="string" office:string-value="Matheus VargasFortaleza, 26, M(C)" calcext:value-type="string">
            <text:p>Matheus VargasFortaleza, 26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86677/Show/Luciano-Castán" xlink:type="simple">344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5];LEN([.A355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05/Show/Bruno-Praxedes" xlink:type="simple">345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6];LEN([.A356])-3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28362/Show/Wesley" xlink:type="simple">346Wesley</text:a><text:a xlink:href="https://1xbet.whoscored.com/Teams/1219/Show/Brazil-Internacional" xlink:type="simple">Internacional, </text:a>25, FW</text:p>
          </table:table-cell>
          <table:table-cell office:value-type="string" calcext:value-type="string">
            <text:p><text:a xlink:href="https://1xbet.whoscored.com/Players/328362/Show/Wesley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57];LEN([.A357])-3)" office:value-type="string" office:string-value="WesleyInternacional, 25, FW" calcext:value-type="string">
            <text:p>WesleyInternacional, 2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9220/Show/Luan-Dias" xlink:type="simple">347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58];LEN([.A358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48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59];LEN([.A359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0598/Show/Geovane" xlink:type="simple">349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0];LEN([.A360])-3)" office:value-type="string" office:string-value="GeovaneCeara, 23, DMC" calcext:value-type="string">
            <text:p>GeovaneCeara, 2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37973/Show/Marcão-Silva" xlink:type="simple">350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1];LEN([.A361])-3)" office:value-type="string" office:string-value="Marcão SilvaCuiaba, 31, DMC" calcext:value-type="string">
            <text:p>Marcão SilvaCuiaba, 31, DMC</text:p>
          </table:table-cell>
        </table:table-row>
        <table:table-row table:style-name="ro1">
          <table:table-cell table:style-name="Default" table:number-columns-repeated="13"/>
          <table:table-cell table:formula="of:=RIGHT([.A362];LEN([.A362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351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3];LEN([.A363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55113/Show/Eduard-Atuesta" xlink:type="simple">352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364];LEN([.A364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80/Show/Marcinho" xlink:type="simple">353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5];LEN([.A365])-3)" office:value-type="string" office:string-value="MarcinhoAvai FC, 27, M(LR)" calcext:value-type="string">
            <text:p>MarcinhoAvai FC, 27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54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6];LEN([.A366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63561/Show/Jan-Hurtado" xlink:type="simple">355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7];LEN([.A367])-3)" office:value-type="string" office:string-value="Jan HurtadoRed Bull Bragantino, 22, FW" calcext:value-type="string">
            <text:p>Jan HurtadoRed Bull Bragantino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788/Show/Felipe-Marques" xlink:type="simple">356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8];LEN([.A368])-3)" office:value-type="string" office:string-value="Felipe MarquesCuiaba, 32, AM(L)" calcext:value-type="string">
            <text:p>Felipe MarquesCuiaba, 3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5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9];LEN([.A369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77883/Show/Marcelo" xlink:type="simple">358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0];LEN([.A370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2377/Show/Éder" xlink:type="simple">359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9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1];LEN([.A371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82123/Show/Paulão" xlink:type="simple">360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2];LEN([.A372])-3)" office:value-type="string" office:string-value="PaulãoCuiaba, 36, D(C)" calcext:value-type="string">
            <text:p>PaulãoCuiaba, 36, D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20:38.988206625</meta:creation-date>
    <dc:date>2022-08-16T11:00:59.371799423</dc:date>
    <meta:editing-duration>PT31M58S</meta:editing-duration>
    <meta:editing-cycles>4</meta:editing-cycles>
    <meta:generator>LibreOffice/7.3.4.2$Linux_X86_64 LibreOffice_project/30$Build-2</meta:generator>
    <meta:document-statistic meta:table-count="1" meta:cell-count="4921" meta:object-count="0"/>
  </office:meta>
</office:document-meta>
</file>